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edBroker.getAuthorizatio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edBroker.sendExchangePacket( MessageExchange 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curedBroker.SecuredBro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curedBroker.setAuthorizationMap( AuthorizationMap authorization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edBroker.SecuredBroker( AuthorizationMap authorization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